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7.438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4" style:family="graphic">
      <style:graphic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false" fo:min-height="0.482cm" fo:min-width="0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4.806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4.567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6.48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6.48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6.48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6.48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6.48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6.498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6.498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6.48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9.563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974cm" fo:min-width="1.433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45cm" fo:min-width="1.893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6.067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tart-End" draw:style-name="gr1" draw:text-style-name="P2" xml:id="id18" draw:id="id18" draw:layer="layout" svg:width="3cm" svg:height="1cm" svg:x="10.207cm" svg:y="1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1" draw:style-name="gr2" draw:text-style-name="P2" xml:id="id21" draw:id="id21" draw:layer="layout" svg:width="3cm" svg:height="1cm" svg:x="8.62cm" svg:y="27.7cm">
          <text:p text:style-name="P1"><text:span text:style-name="T1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" draw:style-name="gr3" draw:text-style-name="P2" xml:id="id8" draw:id="id8" draw:layer="layout" svg:width="7.938cm" svg:height="2cm" svg:x="6.397cm" svg:y="3.54cm">
          <text:p text:style-name="P1"><text:span text:style-name="T1">Create an Object (inputStream) that</text:span></text:p>
          <text:p text:style-name="P1"><text:span text:style-name="T1">deserializes data from a file (fileNam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 draw:name="Text-Annotation" draw:style-name="gr4" xml:id="id6" draw:id="id6">
          <draw:custom-shape draw:style-name="gr5" draw:text-style-name="P4" xml:id="id1" draw:id="id1" draw:layer="layout" svg:width="0.391cm" svg:height="0.731cm" svg:x="15.087cm" svg:y="2.905cm">
            <text:p text:style-name="P3"><text:span text:style-name="T2">TRY TO</text:span></text:p>
  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onnector draw:style-name="gr6" draw:text-style-name="P5" draw:layer="layout" draw:type="line" svg:x1="15.282cm" svg:y1="3.636cm" svg:x2="14.335cm" svg:y2="4.81cm" draw:start-shape="id1" draw:start-glue-point="2" svg:d="M15282 3636l-947 1174" svg:viewBox="0 0 948 1175">
            <text:p/>
          </draw:connector>
        </draw:g>
        <draw:custom-shape draw:name="Decision" draw:style-name="gr7" draw:text-style-name="P2" xml:id="id2" draw:id="id2" draw:layer="layout" svg:width="3cm" svg:height="2cm" svg:x="14.652cm" svg:y="5.35cm">
          <text:p text:style-name="P1"><text:span text:style-name="T1">CATCH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2" draw:style-name="gr8" draw:text-style-name="P2" xml:id="id4" draw:id="id4" draw:layer="layout" svg:width="3cm" svg:height="2cm" svg:x="12.747cm" svg:y="11.477cm">
          <text:p text:style-name="P1"><text:span text:style-name="T1">IOExcep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3" draw:style-name="gr9" draw:text-style-name="P2" xml:id="id3" draw:id="id3" draw:layer="layout" svg:width="5.306cm" svg:height="2cm" svg:x="14.744cm" svg:y="9.255cm">
          <text:p text:style-name="P1"><text:span text:style-name="T1">ClassNotFoundExcep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" draw:style-name="gr10" draw:text-style-name="P6" draw:layer="layout" svg:x1="16.152cm" svg:y1="7.35cm" svg:x2="17.397cm" svg:y2="9.255cm" draw:start-shape="id2" draw:start-glue-point="6" draw:end-shape="id3" draw:end-glue-point="4" svg:d="M16152 7350v953h1245v952" svg:viewBox="0 0 1246 1906">
          <text:p/>
        </draw:connector>
        <draw:connector draw:name="Connector 1" draw:style-name="gr11" draw:text-style-name="P6" draw:layer="layout" svg:x1="14.652cm" svg:y1="6.35cm" svg:x2="14.247cm" svg:y2="11.477cm" draw:start-shape="id2" draw:start-glue-point="5" draw:end-shape="id4" draw:end-glue-point="4" svg:d="M14652 6350h-405v5127" svg:viewBox="0 0 406 5128">
          <text:p/>
        </draw:connector>
        <draw:custom-shape draw:name="Process 4" draw:style-name="gr12" draw:text-style-name="P2" xml:id="id5" draw:id="id5" draw:layer="layout" svg:width="5.067cm" svg:height="2cm" svg:x="14.97cm" svg:y="14.24cm">
          <text:p text:style-name="P1"><text:span text:style-name="T1">Print error with messag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2" draw:style-name="gr13" draw:text-style-name="P6" draw:layer="layout" svg:x1="17.397cm" svg:y1="11.255cm" svg:x2="17.503cm" svg:y2="14.24cm" draw:start-shape="id3" draw:start-glue-point="6" draw:end-shape="id5" svg:d="M17397 11255v1493h106v1492" svg:viewBox="0 0 107 2986">
          <text:p/>
        </draw:connector>
        <draw:connector draw:name="Connector 3" draw:style-name="gr14" draw:text-style-name="P6" draw:layer="layout" svg:x1="14.247cm" svg:y1="13.477cm" svg:x2="17.504cm" svg:y2="14.24cm" draw:start-shape="id4" draw:start-glue-point="6" draw:end-shape="id5" draw:end-glue-point="4" svg:d="M14247 13477v382h3257v381" svg:viewBox="0 0 3258 764">
          <text:p/>
        </draw:connector>
        <draw:connector draw:name="Connector 4" draw:style-name="gr15" draw:text-style-name="P6" draw:layer="layout" svg:x1="14.906cm" svg:y1="4.81cm" svg:x2="16.152cm" svg:y2="5.35cm" draw:start-shape="id6" draw:end-shape="id2" draw:end-glue-point="4" svg:d="M14906 4810v270h1246v270" svg:viewBox="0 0 1247 541">
          <text:p/>
        </draw:connector>
        <draw:custom-shape draw:name="Process 1" draw:style-name="gr16" draw:text-style-name="P2" xml:id="id10" draw:id="id10" draw:layer="layout" svg:width="6.985cm" svg:height="2cm" svg:x="1cm" svg:y="5.985cm">
          <text:p text:style-name="P1"><text:span text:style-name="T1">Get the new world width as</text:span><text:span text:style-name="T1"><text:line-break/></text:span><text:span text:style-name="T1">JavaCraft.NEW_WORLD_WIDT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5" draw:style-name="gr17" draw:text-style-name="P2" xml:id="id11" draw:id="id11" draw:layer="layout" svg:width="6.985cm" svg:height="2cm" svg:x="1cm" svg:y="8.207cm">
          <text:p text:style-name="P1"><text:span text:style-name="T1">Get the new world height as</text:span><text:span text:style-name="T1"><text:line-break/></text:span><text:span text:style-name="T1">JavaCraft.NEW_WORLD_HEIGH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6" draw:style-name="gr18" draw:text-style-name="P2" xml:id="id12" draw:id="id12" draw:layer="layout" svg:width="6.985cm" svg:height="2cm" svg:x="1cm" svg:y="10.43cm">
          <text:p text:style-name="P1"><text:span text:style-name="T1">Get the game world as</text:span></text:p>
          <text:p text:style-name="P1"><text:span text:style-name="T1">JavaCraft.worl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7" draw:style-name="gr19" draw:text-style-name="P2" xml:id="id13" draw:id="id13" draw:layer="layout" svg:width="6.985cm" svg:height="2cm" svg:x="1cm" svg:y="12.652cm">
          <text:p text:style-name="P1"><text:span text:style-name="T1">Get the players X position as</text:span></text:p>
          <text:p text:style-name="P1"><text:span text:style-name="T1">JavaCraft.playerX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8" draw:style-name="gr20" draw:text-style-name="P2" xml:id="id14" draw:id="id14" draw:layer="layout" svg:width="6.985cm" svg:height="2cm" svg:x="1cm" svg:y="14.875cm">
          <text:p text:style-name="P1"><text:span text:style-name="T1">Get the players Y position as</text:span></text:p>
          <text:p text:style-name="P1"><text:span text:style-name="T1">JavaCraft.playe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9" draw:style-name="gr21" draw:text-style-name="P2" xml:id="id15" draw:id="id15" draw:layer="layout" svg:width="6.998cm" svg:height="2cm" svg:x="0.987cm" svg:y="17.097cm">
          <text:p text:style-name="P1"><text:span text:style-name="T1">Get the players inventory as</text:span></text:p>
          <text:p text:style-name="P1"><text:span text:style-name="T1">JavaCraft.invento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0" draw:style-name="gr22" draw:text-style-name="P2" xml:id="id16" draw:id="id16" draw:layer="layout" svg:width="6.998cm" svg:height="2cm" svg:x="0.987cm" svg:y="19.32cm">
          <text:p text:style-name="P1"><text:span text:style-name="T1">Get the players crafted items as</text:span></text:p>
          <text:p text:style-name="P1"><text:span text:style-name="T1">JavaCraft.craftedItem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1" draw:style-name="gr23" draw:text-style-name="P2" xml:id="id17" draw:id="id17" draw:layer="layout" svg:width="6.985cm" svg:height="2cm" svg:x="1cm" svg:y="21.542cm">
          <text:p text:style-name="P1"><text:span text:style-name="T1">Get the value of the unlock mode as</text:span></text:p>
          <text:p text:style-name="P1"><text:span text:style-name="T1">JavaCraft.unlockM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2" draw:style-name="gr24" draw:text-style-name="P2" xml:id="id19" draw:id="id19" draw:layer="layout" svg:width="10.063cm" svg:height="2cm" svg:x="8.399cm" svg:y="23.225cm">
          <text:p text:style-name="P1"><text:span text:style-name="T1">Print that the game state was loaded from file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ata" draw:style-name="gr25" draw:text-style-name="P2" xml:id="id9" draw:id="id9" draw:layer="layout" svg:width="3.175cm" svg:height="2.223cm" svg:x="9.572cm" svg:y="14.334cm">
          <text:p text:style-name="P1"><text:span text:style-name="T1">inputStream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Internal-Storage" draw:style-name="gr26" draw:text-style-name="P2" xml:id="id7" draw:id="id7" draw:layer="layout" svg:width="2.974cm" svg:height="1.982cm" svg:x="10.408cm" svg:y="6.08cm">
          <text:p text:style-name="P1"><text:span text:style-name="T1">fileName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onnector draw:name="Connector 5" draw:style-name="gr27" draw:text-style-name="P6" draw:layer="layout" svg:x1="13.382cm" svg:y1="7.071cm" svg:x2="6.397cm" svg:y2="4.54cm" draw:start-shape="id7" draw:start-glue-point="1" draw:end-shape="id8" draw:end-glue-point="5" svg:d="M13382 7071h267v-1260h-7517v-1271h265" svg:viewBox="0 0 7518 2532">
          <text:p/>
        </draw:connector>
        <draw:connector draw:name="Connector 6" draw:style-name="gr28" draw:text-style-name="P6" draw:layer="layout" svg:x1="9.889cm" svg:y1="15.446cm" svg:x2="7.985cm" svg:y2="6.985cm" draw:start-shape="id9" draw:start-glue-point="6" draw:end-shape="id10" draw:end-glue-point="7" svg:d="M9889 15446h-1111v-8461h-793" svg:viewBox="0 0 1905 8462">
          <text:p/>
        </draw:connector>
        <draw:connector draw:name="Connector 7" draw:style-name="gr29" draw:text-style-name="P6" draw:layer="layout" svg:x1="9.889cm" svg:y1="15.446cm" svg:x2="7.985cm" svg:y2="9.207cm" draw:start-shape="id9" draw:start-glue-point="6" draw:end-shape="id11" draw:end-glue-point="7" svg:d="M9889 15446h-1111v-6239h-793" svg:viewBox="0 0 1905 6240">
          <text:p/>
        </draw:connector>
        <draw:connector draw:name="Connector 8" draw:style-name="gr30" draw:text-style-name="P6" draw:layer="layout" svg:x1="9.889cm" svg:y1="15.446cm" svg:x2="7.985cm" svg:y2="11.43cm" draw:start-shape="id9" draw:start-glue-point="6" draw:end-shape="id12" draw:end-glue-point="7" svg:d="M9889 15446h-1111v-4016h-793" svg:viewBox="0 0 1905 4017">
          <text:p/>
        </draw:connector>
        <draw:connector draw:name="Connector 9" draw:style-name="gr31" draw:text-style-name="P6" draw:layer="layout" svg:x1="9.889cm" svg:y1="15.446cm" svg:x2="7.985cm" svg:y2="13.652cm" draw:start-shape="id9" draw:start-glue-point="6" draw:end-shape="id13" draw:end-glue-point="7" svg:d="M9889 15446h-1111v-1794h-793" svg:viewBox="0 0 1905 1795">
          <text:p/>
        </draw:connector>
        <draw:connector draw:name="Connector 10" draw:style-name="gr32" draw:text-style-name="P6" draw:layer="layout" svg:x1="9.889cm" svg:y1="15.446cm" svg:x2="7.985cm" svg:y2="15.875cm" draw:start-shape="id9" draw:start-glue-point="6" draw:end-shape="id14" svg:d="M9889 15446h-1111v429h-793" svg:viewBox="0 0 1905 430">
          <text:p/>
        </draw:connector>
        <draw:connector draw:name="Connector 11" draw:style-name="gr33" draw:text-style-name="P6" draw:layer="layout" svg:x1="9.889cm" svg:y1="15.446cm" svg:x2="7.985cm" svg:y2="18.097cm" draw:start-shape="id9" draw:start-glue-point="6" draw:end-shape="id15" svg:d="M9889 15446h-1110v2651h-794" svg:viewBox="0 0 1905 2652">
          <text:p/>
        </draw:connector>
        <draw:connector draw:name="Connector 12" draw:style-name="gr34" draw:text-style-name="P6" draw:layer="layout" svg:x1="9.889cm" svg:y1="15.446cm" svg:x2="7.985cm" svg:y2="20.32cm" draw:start-shape="id9" draw:start-glue-point="6" draw:end-shape="id16" draw:end-glue-point="7" svg:d="M9889 15446h-1110v4874h-794" svg:viewBox="0 0 1905 4875">
          <text:p/>
        </draw:connector>
        <draw:connector draw:name="Connector 13" draw:style-name="gr35" draw:text-style-name="P6" draw:layer="layout" svg:x1="9.889cm" svg:y1="15.446cm" svg:x2="7.985cm" svg:y2="22.542cm" draw:start-shape="id9" draw:start-glue-point="6" draw:end-shape="id17" draw:end-glue-point="7" svg:d="M9889 15446h-1111v7096h-793" svg:viewBox="0 0 1905 7097">
          <text:p/>
        </draw:connector>
        <draw:connector draw:name="Connector 14" draw:style-name="gr36" draw:text-style-name="P6" draw:layer="layout" svg:x1="10.366cm" svg:y1="5.54cm" svg:x2="11.16cm" svg:y2="14.334cm" draw:start-shape="id8" draw:start-glue-point="6" draw:end-shape="id9" draw:end-glue-point="5" svg:d="M10366 5540v4397h794v4397" svg:viewBox="0 0 795 8795">
          <text:p/>
        </draw:connector>
        <draw:connector draw:name="Connector 15" draw:style-name="gr37" draw:text-style-name="P6" draw:layer="layout" svg:x1="11.707cm" svg:y1="2cm" svg:x2="10.366cm" svg:y2="3.54cm" draw:start-shape="id18" draw:start-glue-point="6" draw:end-shape="id8" draw:end-glue-point="4" svg:d="M11707 2000v770h-1341v770" svg:viewBox="0 0 1342 1541">
          <text:p/>
        </draw:connector>
        <draw:connector draw:name="Connector 16" draw:style-name="gr38" draw:text-style-name="P6" draw:layer="layout" svg:x1="4.493cm" svg:y1="23.542cm" svg:x2="8.399cm" svg:y2="24.225cm" draw:start-shape="id17" draw:start-glue-point="6" draw:end-shape="id19" draw:end-glue-point="5" svg:d="M4493 23542v683h3906" svg:viewBox="0 0 3907 684">
          <text:p/>
        </draw:connector>
        <draw:connector draw:name="Connector 17" draw:style-name="gr39" draw:text-style-name="P6" draw:layer="layout" svg:x1="13.431cm" svg:y1="25.225cm" svg:x2="16.03cm" svg:y2="26.305cm" draw:start-shape="id19" draw:start-glue-point="6" draw:end-shape="id20" svg:d="M13431 25225v540h2599v540" svg:viewBox="0 0 2600 1081">
          <text:p/>
        </draw:connector>
        <draw:custom-shape draw:name="Process 13" draw:style-name="gr40" draw:text-style-name="P2" xml:id="id20" draw:id="id20" draw:layer="layout" svg:width="6.567cm" svg:height="2cm" svg:x="12.747cm" svg:y="26.305cm">
          <text:p text:style-name="P1"><text:span text:style-name="T1">Wait for player to press E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8" draw:style-name="gr41" draw:text-style-name="P6" draw:layer="layout" svg:x1="12.747cm" svg:y1="27.305cm" svg:x2="10.12cm" svg:y2="27.7cm" draw:start-shape="id20" draw:start-glue-point="5" draw:end-shape="id21" draw:end-glue-point="4" svg:d="M12747 27305h-2627v395" svg:viewBox="0 0 2628 39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pold Meinel</meta:initial-creator>
    <meta:creation-date>2023-09-14T11:35:53.525941724</meta:creation-date>
    <dc:date>2023-09-14T14:31:08.107514517</dc:date>
    <dc:creator>Leopold Meinel</dc:creator>
    <meta:editing-duration>PT57M56S</meta:editing-duration>
    <meta:editing-cycles>5</meta:editing-cycles>
    <meta:generator>LibreOffice/7.5.6.2$Linux_X86_64 LibreOffice_project/50$Build-2</meta:generator>
    <meta:document-statistic meta:object-count="41"/>
  </office:meta>
</office:document-meta>
</file>